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re Baskerville" svg:font-family="'Libre Baskervill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aramond" officeooo:rsid="001366d5" officeooo:paragraph-rsid="001366d5"/>
    </style:style>
    <style:style style:name="P2" style:family="paragraph" style:parent-style-name="Standard">
      <style:text-properties style:font-name="Garamond" officeooo:rsid="001366d5" officeooo:paragraph-rsid="0016b68d"/>
    </style:style>
    <style:style style:name="P3" style:family="paragraph" style:parent-style-name="Standard">
      <style:paragraph-properties fo:text-align="center" style:justify-single-word="false"/>
      <style:text-properties style:font-name="Garamond" officeooo:rsid="001366d5" officeooo:paragraph-rsid="0018c2c9"/>
    </style:style>
    <style:style style:name="P4" style:family="paragraph" style:parent-style-name="Standard">
      <style:text-properties style:font-name="Garamond" officeooo:rsid="0016b68d" officeooo:paragraph-rsid="001366d5"/>
    </style:style>
    <style:style style:name="P5" style:family="paragraph" style:parent-style-name="Standard">
      <style:text-properties style:font-name="Garamond" fo:font-weight="bold" officeooo:rsid="001366d5" officeooo:paragraph-rsid="001366d5" style:font-weight-asian="bold" style:font-weight-complex="bold"/>
    </style:style>
    <style:style style:name="P6" style:family="paragraph" style:parent-style-name="Standard">
      <style:text-properties style:font-name="Garamond" fo:font-weight="bold" officeooo:rsid="001366d5" officeooo:paragraph-rsid="0018c2c9" style:font-weight-asian="bold" style:font-weight-complex="bold"/>
    </style:style>
    <style:style style:name="T1" style:family="text">
      <style:text-properties officeooo:rsid="0016b68d"/>
    </style:style>
    <style:style style:name="T2" style:family="text">
      <style:text-properties officeooo:rsid="0016c2f7"/>
    </style:style>
    <style:style style:name="T3" style:family="text">
      <style:text-properties officeooo:rsid="0018c2c9"/>
    </style:style>
    <style:style style:name="T4" style:family="text">
      <style:text-properties fo:font-weight="bold" officeooo:rsid="0018c2c9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DEVELOPMENT DOCUMENT</text:span></text:p>
      <text:p text:style-name="P6"/>
      <text:p text:style-name="P6">Change Mode Plus Poetry </text:p>
      <text:p text:style-name="P6">Kenneth Sherwood </text:p>
      <text:p text:style-name="P6">Sherwood@iup.edu</text:p>
      <text:p text:style-name="P1"/>
      <text:p text:style-name="P5">Process</text:p>
      <text:p text:style-name="P1">My own professional discplinary area is poetry and literary criticism. So the first step in the pro<text:span text:style-name="T2">c</text:span>ess will be consulting with secondary-school English curriculum and college-level creative writing specialists to affirm the kinds of exploratory programming reading/writing activities that would be most valuable and appropriate for integrating within English classrooms. (Colleagues in English-Education and Creative Writing have agreed to consult.) <text:span text:style-name="T2">T</text:span>he emphasis <text:span text:style-name="T2">is on</text:span> embedding creative coding within these extant learning contexts rather than designing free-standing tutorials or a course, <text:span text:style-name="T2">so a scan of this environment is crucial. <text:s/></text:span>Next, I would work with the guidance of a Processing community mentor to develop or adapt appropriate P5.js sketches. Here Montfort's text analysis Python scripts (_Expressive Programming_) and courses such as Allison Parrish's "Reading and Writing Electronic Text" and tutorial series like Shiffman's Coding Rainbow/Programming A to Z are fundamental.</text:p>
      <text:p text:style-name="P1"/>
      <text:p text:style-name="P1">As a <text:span text:style-name="T2">test-bed</text:span>, I would draw upon the Creative Coding Circle (faculty, student, staff collaborative) sponsored by the Center for Digital Humanities and Culture at my institution. <text:s/>The sketches would then be refactored, embedded in web-based "workshops," and <text:span text:style-name="T2">ultimately </text:span>made available on the web (Github, Openprocessing, etc.) <text:span text:style-name="T2">along with additional teaching materials.</text:span> <text:s/>An outreach event would be developed and piloted to educators through the College Technology Day event at my institution, refined and then, subsequently offered via an event co-hosted with the Processing Foundation. <text:s/></text:p>
      <text:p text:style-name="P1"/>
      <text:p text:style-name="P5">Timeline </text:p>
      <text:p text:style-name="P1">The recipient will devote 7 hours per week over the course of 14 weeks. </text:p>
      <text:section text:style-name="Sect1" text:name="Section1">
        <text:p text:style-name="P5">Feb</text:p>
        <text:p text:style-name="P1">2/1</text:p>
        <text:p text:style-name="P1">1. Curricular Consultation </text:p>
        <text:p text:style-name="P1"/>
        <text:p text:style-name="P1">2/6</text:p>
        <text:p text:style-name="P1">2. Develop short-list of sketches</text:p>
        <text:p text:style-name="P1"/>
        <text:p text:style-name="P1">2/13</text:p>
        <text:p text:style-name="P1">3. Consult with Processing mentor</text:p>
        <text:p text:style-name="P1"/>
        <text:p text:style-name="P1">2/20</text:p>
        <text:p text:style-name="P1">4. <text:span text:style-name="T2">Write</text:span> text-analysis sketches</text:p>
        <text:p text:style-name="P1"/>
        <text:p text:style-name="P1">2/27</text:p>
        <text:p text:style-name="P1">5. Test with Creative Coding Circle</text:p>
        <text:p text:style-name="P1"/>
        <text:p text:style-name="P5">Mar</text:p>
        <text:p text:style-name="P1">3/6</text:p>
        <text:p text:style-name="P1">6. <text:span text:style-name="T2">Write</text:span> text-generation sketches</text:p>
        <text:p text:style-name="P1"/>
        <text:p text:style-name="P1">3/13</text:p>
        <text:p text:style-name="P1">7. Test with Creative Coding Circle</text:p>
        <text:p text:style-name="P1"/>
        <text:p text:style-name="P1">3/20</text:p>
        <text:p text:style-name="P1">8. <text:span text:style-name="T2">Write</text:span> sound-mix and analysis sketches</text:p>
        <text:p text:style-name="P1"/>
        <text:p text:style-name="P1">3/27</text:p>
        <text:p text:style-name="P1">9. Test with Creative Coding Circle</text:p>
        <text:p text:style-name="P1"/>
        <text:p text:style-name="P5">April</text:p>
        <text:p text:style-name="P1">4/3</text:p>
        <text:p text:style-name="P1">10. Refactor sketches</text:p>
        <text:p text:style-name="P1"/>
        <text:p text:style-name="P1">4/10</text:p>
        <text:p text:style-name="P1">11. Refactor sketches</text:p>
        <text:p text:style-name="P1"/>
        <text:p text:style-name="P1">4/17</text:p>
        <text:p text:style-name="P1">12. Produce web-based workshops </text:p>
        <text:p text:style-name="P1"/>
        <text:p text:style-name="P1">4/24</text:p>
        <text:p text:style-name="P1">13. Finalize curricular documentation</text:p>
        <text:p text:style-name="P1"/>
        <text:p text:style-name="P5">May</text:p>
        <text:p text:style-name="P1">5/1</text:p>
        <text:p text:style-name="P1">14. Upload and publish materials; outreach even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re Baskerville" svg:font-family="'Libre Baskervill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Sherwood</meta:initial-creator>
    <meta:creation-date>2016-12-19T23:39:06.974353606</meta:creation-date>
    <dc:date>2016-12-20T00:57:30.881714609</dc:date>
    <dc:creator>Kenneth Sherwood</dc:creator>
    <meta:editing-duration>PT18M20S</meta:editing-duration>
    <meta:editing-cycles>7</meta:editing-cycles>
    <meta:generator>LibreOffice/4.4.3.2$Linux_X86_64 LibreOffice_project/40m0$Build-2</meta:generator>
    <meta:printed-by>Kenneth Sherwood</meta:printed-by>
    <meta:print-date>2016-12-19T23:44:37.708466857</meta:print-date>
    <meta:document-statistic meta:table-count="0" meta:image-count="0" meta:object-count="0" meta:page-count="1" meta:paragraph-count="41" meta:word-count="331" meta:character-count="2265" meta:non-whitespace-character-count="1964"/>
  </office:meta>
</office:document-meta>
</file>